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df0"/>
    </style:style>
    <style:style style:name="P2" style:family="paragraph" style:parent-style-name="Standard">
      <style:text-properties officeooo:rsid="00142df0" officeooo:paragraph-rsid="00142df0"/>
    </style:style>
    <style:style style:name="P3" style:family="paragraph" style:parent-style-name="Standard">
      <style:text-properties fo:font-weight="bold" officeooo:rsid="00183451" officeooo:paragraph-rsid="00183451" style:font-weight-asian="bold" style:font-weight-complex="bold"/>
    </style:style>
    <style:style style:name="P4" style:family="paragraph" style:parent-style-name="Standard">
      <style:text-properties fo:font-weight="bold" officeooo:rsid="001b9e97" officeooo:paragraph-rsid="001b9e97" style:font-weight-asian="bold" style:font-weight-complex="bold"/>
    </style:style>
    <style:style style:name="P5" style:family="paragraph" style:parent-style-name="Standard">
      <style:text-properties officeooo:rsid="001c45af" officeooo:paragraph-rsid="001c45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mbda: 0.0012</text:p>
      <text:p text:style-name="P3">Lambda: 0.001</text:p>
      <text:p text:style-name="P1">(3403, 3403)</text:p>
      <text:p text:style-name="P1">9135</text:p>
      <text:p text:style-name="P1">(42, 3403)</text:p>
      <text:p text:style-name="P1">cc, pval: <text:s/>0.5128989609882301 9.743111545283472e-228</text:p>
      <text:p text:style-name="P1">rms: <text:s/>0.16882805643864884</text:p>
      <text:p text:style-name="P1">cc, pval: <text:s/>0.717703505153225 0.0</text:p>
      <text:p text:style-name="P1">rms: <text:s/>0.18580290557116316</text:p>
      <text:p text:style-name="P1">cc, pval: <text:s/>0.5776840634693512 3.1897302652007706e-302</text:p>
      <text:p text:style-name="P1">rms: <text:s/>0.2451507927390241</text:p>
      <text:p text:style-name="P1">cc, pval: <text:s/>0.5856246851896627 1.539232709247e-312</text:p>
      <text:p text:style-name="P1">rms: <text:s/>0.1739094954898675</text:p>
      <text:p text:style-name="P1">cc, pval: <text:s/>0.48803613557068753 3.4507124714622633e-203</text:p>
      <text:p text:style-name="P1">rms: <text:s/>0.21239623716308254</text:p>
      <text:p text:style-name="P1">cc, pval: <text:s/>0.45319038856553645 5.0018084758181725e-172</text:p>
      <text:p text:style-name="P1">rms: <text:s/>0.29654480484881574</text:p>
      <text:p text:style-name="P1">cc, pval: <text:s/>0.5711266717565503 6.483155970378458e-294</text:p>
      <text:p text:style-name="P1">rms: <text:s/>0.2493998566481778</text:p>
      <text:p text:style-name="P1">cc, pval: <text:s/>0.5548020765203932 5.00963077987097e-274</text:p>
      <text:p text:style-name="P1">rms: <text:s/>0.24282676721065785</text:p>
      <text:p text:style-name="P1">cc, pval: <text:s/>0.516164911400964 4.0752276506886284e-231</text:p>
      <text:p text:style-name="P1">rms: <text:s/>0.17026397766831117</text:p>
      <text:p text:style-name="P1">cc, pval: <text:s/>0.4815786392930273 3.878217907628614e-197</text:p>
      <text:p text:style-name="P1">rms: <text:s/>0.23828034701713774</text:p>
      <text:p text:style-name="P1">cc, pval: <text:s/>0.5737540013823749 3.203274289837013e-297</text:p>
      <text:p text:style-name="P1">rms: <text:s/>0.18867087511313338</text:p>
      <text:p text:style-name="P1">cc, pval: <text:s/>0.7468950461152322 0.0</text:p>
      <text:p text:style-name="P1">rms: <text:s/>0.133651130405792</text:p>
      <text:p text:style-name="P1">cc, pval: <text:s/>0.4964158099059005 3.0893674336011592e-211</text:p>
      <text:p text:style-name="P1">rms: <text:s/>0.22213304940064602</text:p>
      <text:p text:style-name="P1">cc, pval: <text:s/>0.4802245166018085 6.935221071669546e-196</text:p>
      <text:p text:style-name="P1">rms: <text:s/>0.2136671247886068</text:p>
      <text:p text:style-name="P1">cc, pval: <text:s/>0.5264041889238296 5.9645083073153856e-242</text:p>
      <text:p text:style-name="P1">rms: <text:s/>0.18550255386007547</text:p>
      <text:p text:style-name="P1">cc, pval: <text:s/>0.5245368512148904 6.01535975116797e-240</text:p>
      <text:p text:style-name="P1">rms: <text:s/>0.17588088969568463</text:p>
      <text:p text:style-name="P1">cc, pval: <text:s/>0.5878421992487475 1.79889793e-315</text:p>
      <text:p text:style-name="P1">rms: <text:s/>0.13113053487949358</text:p>
      <text:p text:style-name="P1">cc, pval: <text:s/>0.586098912984764 3.6485672199e-313</text:p>
      <text:p text:style-name="P1">rms: <text:s/>0.1802920616421522</text:p>
      <text:p text:style-name="P1">cc, pval: <text:s/>0.7294341100679892 0.0</text:p>
      <text:p text:style-name="P1">rms: <text:s/>0.12634498396361893</text:p>
      <text:p text:style-name="P1">cc, pval: <text:s/>0.4576618854090717 7.939914468170719e-176</text:p>
      <text:p text:style-name="P1">rms: <text:s/>0.19677730728642134</text:p>
      <text:p text:style-name="P1">cc, pval: <text:s/>0.6931663609940365 0.0</text:p>
      <text:p text:style-name="P1">rms: <text:s/>0.1636035873729139</text:p>
      <text:p text:style-name="P1">cc, pval: <text:s/>0.6954224950197402 0.0</text:p>
      <text:p text:style-name="P1">rms: <text:s/>0.14410062874148047</text:p>
      <text:p text:style-name="P1"><text:soft-page-break/>cc, pval: <text:s/>0.6926148396437064 0.0</text:p>
      <text:p text:style-name="P1">rms: <text:s/>0.12287126981464505</text:p>
      <text:p text:style-name="P1">cc, pval: <text:s/>0.7074910926195882 0.0</text:p>
      <text:p text:style-name="P1">rms: <text:s/>0.1475936553665026</text:p>
      <text:p text:style-name="P1">cc, pval: <text:s/>0.587833046798604 1.84993241e-315</text:p>
      <text:p text:style-name="P1">rms: <text:s/>0.15453582361278131</text:p>
      <text:p text:style-name="P1">cc, pval: <text:s/>0.6287092749075641 0.0</text:p>
      <text:p text:style-name="P1">rms: <text:s/>0.177503505031955</text:p>
      <text:p text:style-name="P1">cc, pval: <text:s/>0.514340303984571 3.1783686397714033e-229</text:p>
      <text:p text:style-name="P1">rms: <text:s/>0.19464939332830836</text:p>
      <text:p text:style-name="P1">cc, pval: <text:s/>0.6141777955375133 0.0</text:p>
      <text:p text:style-name="P1">rms: <text:s/>0.16908863184473252</text:p>
      <text:p text:style-name="P1">cc, pval: <text:s/>0.5428071749740584 4.208769380758395e-260</text:p>
      <text:p text:style-name="P1">rms: <text:s/>0.171746161513708</text:p>
      <text:p text:style-name="P1">cc, pval: <text:s/>0.6075014019033108 0.0</text:p>
      <text:p text:style-name="P1">rms: <text:s/>0.1891666045085507</text:p>
      <text:p text:style-name="P1">cc, pval: <text:s/>0.6154892373670517 0.0</text:p>
      <text:p text:style-name="P1">rms: <text:s/>0.17935280026968695</text:p>
      <text:p text:style-name="P1">cc, pval: <text:s/>0.36270004144467277 2.5713533312607256e-106</text:p>
      <text:p text:style-name="P1">rms: <text:s/>0.34957548431020474</text:p>
      <text:p text:style-name="P1">cc, pval: <text:s/>0.7341479714492735 0.0</text:p>
      <text:p text:style-name="P1">rms: <text:s/>0.12412401009527832</text:p>
      <text:p text:style-name="P1">cc, pval: <text:s/>0.3966161769772458 1.3807996198353858e-128</text:p>
      <text:p text:style-name="P1">rms: <text:s/>0.22915071753885158</text:p>
      <text:p text:style-name="P1">cc, pval: <text:s/>0.7096040716677913 0.0</text:p>
      <text:p text:style-name="P1">rms: <text:s/>0.17615775970425834</text:p>
      <text:p text:style-name="P1">cc, pval: <text:s/>0.5664465816940776 4.24230770147511e-288</text:p>
      <text:p text:style-name="P1">rms: <text:s/>0.19764745440130077</text:p>
      <text:p text:style-name="P1">cc, pval: <text:s/>0.22188232358914395 3.1879869142657496e-39</text:p>
      <text:p text:style-name="P1">rms: <text:s/>0.5789476038564841</text:p>
      <text:p text:style-name="P1">cc, pval: <text:s/>0.7599074443704754 0.0</text:p>
      <text:p text:style-name="P1">rms: <text:s/>0.1276043669689178</text:p>
      <text:p text:style-name="P1">cc, pval: <text:s/>0.5549306082159142 3.5278354181608386e-274</text:p>
      <text:p text:style-name="P1">rms: <text:s/>0.17008699141891315</text:p>
      <text:p text:style-name="P1">cc, pval: <text:s/>0.5072827528613887 5.165637145028285e-222</text:p>
      <text:p text:style-name="P1">rms: <text:s/>0.15679402275297588</text:p>
      <text:p text:style-name="P1">cc, pval: <text:s/>0.564112523749819 3.1141615649389503e-285</text:p>
      <text:p text:style-name="P1">rms: <text:s/>0.17653533590372275</text:p>
      <text:p text:style-name="P1">cc, pval: <text:s/>0.448172661357317 7.861619702417682e-168</text:p>
      <text:p text:style-name="P1">rms: <text:s/>0.1778004066546776</text:p>
      <text:p text:style-name="P1">summary: <text:s/>0.5688912795449788 7.59044503396607e-41 0.19562118968669906</text:p>
      <text:p text:style-name="P1"/>
      <text:p text:style-name="P1"/>
      <text:p text:style-name="P1">(3403, 3403)</text:p>
      <text:p text:style-name="P1">9135</text:p>
      <text:p text:style-name="P1">9135</text:p>
      <text:p text:style-name="P1">7.0</text:p>
      <text:p text:style-name="P1">(42, 3403)</text:p>
      <text:p text:style-name="P1">cc, pval: <text:s/>0.4525266783922127 1.812356536204571e-171</text:p>
      <text:p text:style-name="P1"><text:soft-page-break/>rms: <text:s/>0.17580744597731854</text:p>
      <text:p text:style-name="P1">cc, pval: <text:s/>0.6420847789215609 0.0</text:p>
      <text:p text:style-name="P1">rms: <text:s/>0.20304706607012946</text:p>
      <text:p text:style-name="P1">cc, pval: <text:s/>0.5177165320949999 9.819272405511942e-233</text:p>
      <text:p text:style-name="P1">rms: <text:s/>0.26042566747621254</text:p>
      <text:p text:style-name="P1">cc, pval: <text:s/>0.5284557692747441 3.628141406912375e-244</text:p>
      <text:p text:style-name="P1">rms: <text:s/>0.1813540685235785</text:p>
      <text:p text:style-name="P1">cc, pval: <text:s/>0.4325985722955257 3.019045547521022e-155</text:p>
      <text:p text:style-name="P1">rms: <text:s/>0.21845304549671282</text:p>
      <text:p text:style-name="P1">cc, pval: <text:s/>0.41506048851987476 7.628903315480993e-142</text:p>
      <text:p text:style-name="P1">rms: <text:s/>0.30543204889523773</text:p>
      <text:p text:style-name="P1">cc, pval: <text:s/>0.5120696420628738 6.930425577858797e-227</text:p>
      <text:p text:style-name="P1">rms: <text:s/>0.2604062409158796</text:p>
      <text:p text:style-name="P1">cc, pval: <text:s/>0.5076703260655137 2.0966067190004398e-222</text:p>
      <text:p text:style-name="P1">rms: <text:s/>0.2528934907313142</text:p>
      <text:p text:style-name="P1">cc, pval: <text:s/>0.4829865087689144 1.9076567901393454e-198</text:p>
      <text:p text:style-name="P1">rms: <text:s/>0.17213334273992495</text:p>
      <text:p text:style-name="P1">cc, pval: <text:s/>0.4315459831671045 2.0270487528642864e-154</text:p>
      <text:p text:style-name="P1">rms: <text:s/>0.24282447202869123</text:p>
      <text:p text:style-name="P1">cc, pval: <text:s/>0.5150186456119118 6.311524725095968e-230</text:p>
      <text:p text:style-name="P1">rms: <text:s/>0.19770027109267022</text:p>
      <text:p text:style-name="P1">cc, pval: <text:s/>0.6597522808620069 0.0</text:p>
      <text:p text:style-name="P1">rms: <text:s/>0.15015574842067536</text:p>
      <text:p text:style-name="P1">cc, pval: <text:s/>0.43905882970945503 2.1853318907929425e-160</text:p>
      <text:p text:style-name="P1">rms: <text:s/>0.22782757666770873</text:p>
      <text:p text:style-name="P1">cc, pval: <text:s/>0.43509402033113814 3.217366832568121e-157</text:p>
      <text:p text:style-name="P1">rms: <text:s/>0.22282689646564224</text:p>
      <text:p text:style-name="P1">cc, pval: <text:s/>0.4744990220744116 1.1875995055460488e-190</text:p>
      <text:p text:style-name="P1">rms: <text:s/>0.19247239684352874</text:p>
      <text:p text:style-name="P1">cc, pval: <text:s/>0.47581827826770906 7.543526591061905e-192</text:p>
      <text:p text:style-name="P1">rms: <text:s/>0.18024752119825593</text:p>
      <text:p text:style-name="P1">cc, pval: <text:s/>0.5168236657404537 8.398647110542871e-232</text:p>
      <text:p text:style-name="P1">rms: <text:s/>0.1418840992823646</text:p>
      <text:p text:style-name="P1">cc, pval: <text:s/>0.530752373752267 1.1507624026282868e-246</text:p>
      <text:p text:style-name="P1">rms: <text:s/>0.18152324879789336</text:p>
      <text:p text:style-name="P1">cc, pval: <text:s/>0.6429412910631688 0.0</text:p>
      <text:p text:style-name="P1">rms: <text:s/>0.14239844527944176</text:p>
      <text:p text:style-name="P1">cc, pval: <text:s/>0.4046218370802155 3.079797502740993e-134</text:p>
      <text:p text:style-name="P1">rms: <text:s/>0.20562273615219417</text:p>
      <text:p text:style-name="P1">cc, pval: <text:s/>0.6281540934669398 0.0</text:p>
      <text:p text:style-name="P1">rms: <text:s/>0.17383937730009597</text:p>
      <text:p text:style-name="P1">cc, pval: <text:s/>0.6241960271267618 0.0</text:p>
      <text:p text:style-name="P1">rms: <text:s/>0.15819580567934854</text:p>
      <text:p text:style-name="P1">cc, pval: <text:s/>0.6166182870390704 0.0</text:p>
      <text:p text:style-name="P1">rms: <text:s/>0.1323629296166854</text:p>
      <text:p text:style-name="P1">cc, pval: <text:s/>0.6355682995168003 0.0</text:p>
      <text:p text:style-name="P1">rms: <text:s/>0.16351859862513712</text:p>
      <text:p text:style-name="P1">cc, pval: <text:s/>0.525455483337787 6.239065483775852e-241</text:p>
      <text:p text:style-name="P1">rms: <text:s/>0.1579467809288055</text:p>
      <text:p text:style-name="P1"><text:soft-page-break/>cc, pval: <text:s/>0.5706592024482828 2.4940972647253445e-293</text:p>
      <text:p text:style-name="P1">rms: <text:s/>0.19034907829484443</text:p>
      <text:p text:style-name="P1">cc, pval: <text:s/>0.47530968086129444 2.1862461049802244e-191</text:p>
      <text:p text:style-name="P1">rms: <text:s/>0.19729617325394366</text:p>
      <text:p text:style-name="P1">cc, pval: <text:s/>0.5483226326962334 1.9577755896995757e-266</text:p>
      <text:p text:style-name="P1">rms: <text:s/>0.18031790785301544</text:p>
      <text:p text:style-name="P1">cc, pval: <text:s/>0.4865822810721523 8.157109582375468e-202</text:p>
      <text:p text:style-name="P1">rms: <text:s/>0.1740560243509258</text:p>
      <text:p text:style-name="P1">cc, pval: <text:s/>0.541037423400753 4.277083796157994e-258</text:p>
      <text:p text:style-name="P1">rms: <text:s/>0.19676564708760655</text:p>
      <text:p text:style-name="P1">cc, pval: <text:s/>0.5547131784799737 6.384136888713117e-274</text:p>
      <text:p text:style-name="P1">rms: <text:s/>0.1892513829131538</text:p>
      <text:p text:style-name="P1">cc, pval: <text:s/>0.3201549447377447 5.826347982712072e-82</text:p>
      <text:p text:style-name="P1">rms: <text:s/>0.3517336732950612</text:p>
      <text:p text:style-name="P1">cc, pval: <text:s/>0.6543335583670822 0.0</text:p>
      <text:p text:style-name="P1">rms: <text:s/>0.13978341093663893</text:p>
      <text:p text:style-name="P1">cc, pval: <text:s/>0.3527492483605278 2.829178163145425e-100</text:p>
      <text:p text:style-name="P1">rms: <text:s/>0.23778965852909692</text:p>
      <text:p text:style-name="P1">cc, pval: <text:s/>0.6274337881182722 0.0</text:p>
      <text:p text:style-name="P1">rms: <text:s/>0.194261711640872</text:p>
      <text:p text:style-name="P1">cc, pval: <text:s/>0.5204473798067382 1.3298898220556324e-235</text:p>
      <text:p text:style-name="P1">rms: <text:s/>0.20181156194061498</text:p>
      <text:p text:style-name="P1">cc, pval: <text:s/>0.20127972761306598 1.93377991981575e-32</text:p>
      <text:p text:style-name="P1">rms: <text:s/>0.5863055730867547</text:p>
      <text:p text:style-name="P1">cc, pval: <text:s/>0.6662483333617343 0.0</text:p>
      <text:p text:style-name="P1">rms: <text:s/>0.14694296787349473</text:p>
      <text:p text:style-name="P1">cc, pval: <text:s/>0.49668074866981854 1.705059562357916e-211</text:p>
      <text:p text:style-name="P1">rms: <text:s/>0.1746247837804645</text:p>
      <text:p text:style-name="P1">cc, pval: <text:s/>0.4494296718291473 7.093495088571914e-169</text:p>
      <text:p text:style-name="P1">rms: <text:s/>0.15788041548389703</text:p>
      <text:p text:style-name="P1">cc, pval: <text:s/>0.5156705239930311 1.3303108484446738e-230</text:p>
      <text:p text:style-name="P1">rms: <text:s/>0.17972506788721482</text:p>
      <text:p text:style-name="P1">cc, pval: <text:s/>0.4038228189038903 1.1471091160266778e-133</text:p>
      <text:p text:style-name="P1">rms: <text:s/>0.18134960745746706</text:p>
      <text:p text:style-name="P1">summary: <text:s/>0.5102848299348371 4.604237904323214e-34 0.20432247540167886</text:p>
      <text:p text:style-name="P1"/>
      <text:p text:style-name="P5">Lambda: 0.0007</text:p>
      <text:p text:style-name="P5">Lambda: 0.00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9:03:10.858823862</meta:creation-date>
    <dc:date>2019-04-11T14:30:23.440842852</dc:date>
    <meta:editing-duration>PT6M3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182" meta:word-count="532" meta:character-count="6231" meta:non-whitespace-character-count="5711"/>
  </office:meta>
</office:document-meta>
</file>